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T2" style:parent-style-name="DefaultParagraphFont" style:family="text">
      <style:text-properties fo:language="fr" fo:country="FR"/>
    </style:style>
  </office:automatic-styles>
  <office:body>
    <office:text text:use-soft-page-breaks="true">
      <text:p text:style-name="P1">Question3 :</text:p>
      <text:p text:style-name="Normal"><text:span text:style-name="T2">La fonction ‘est_complet’ prend un automate ‘a en argument. On définit une fonction récursive auxiliaire ‘transitions_pour_etat’ qui prend un état, l’alphabet et les transitions en argument. Cette fonction vérifie si toutes les transitions pour l’état donné couvrent l’ensemble de l’alphabe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e Duc Vu</meta:initial-creator>
    <dc:creator>The Duc Vu</dc:creator>
    <meta:creation-date>2023-03-29T19:51:00Z</meta:creation-date>
    <dc:date>2023-03-29T21:12:00Z</dc:date>
    <meta:template xlink:href="Normal" xlink:type="simple"/>
    <meta:editing-cycles>3</meta:editing-cycles>
    <meta:editing-duration>PT4860S</meta:editing-duration>
    <meta:document-statistic meta:page-count="1" meta:paragraph-count="1" meta:word-count="45" meta:character-count="303" meta:row-count="2" meta:non-whitespace-character-count="259"/>
  </office:meta>
</office:document-meta>
</file>